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3c73" officeooo:paragraph-rsid="00073c73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73c73" officeooo:paragraph-rsid="00073c7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8d11f" officeooo:paragraph-rsid="0008d11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073c73" officeooo:paragraph-rsid="00073c73" style:font-size-asian="26pt" style:font-weight-asian="bold" style:font-size-complex="26pt" style:font-weight-complex="bold"/>
    </style:style>
    <style:style style:name="P5" style:family="paragraph" style:parent-style-name="Standard">
      <style:text-properties officeooo:rsid="000aa889" officeooo:paragraph-rsid="000aa889"/>
    </style:style>
    <style:style style:name="P6" style:family="paragraph" style:parent-style-name="Standard">
      <style:text-properties officeooo:rsid="000ca0ae" officeooo:paragraph-rsid="000ca0ae"/>
    </style:style>
    <style:style style:name="P7" style:family="paragraph" style:parent-style-name="Standard">
      <style:paragraph-properties fo:break-before="page"/>
      <style:text-properties officeooo:rsid="00073c73" officeooo:paragraph-rsid="00073c73"/>
    </style:style>
    <style:style style:name="T1" style:family="text">
      <style:text-properties officeooo:rsid="0008d11f"/>
    </style:style>
    <style:style style:name="T2" style:family="text">
      <style:text-properties officeooo:rsid="000aa889"/>
    </style:style>
    <style:style style:name="T3" style:family="text">
      <style:text-properties officeooo:rsid="000cc9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awozdanie<text:line-break/>Technologie symulacji komputerowych</text:p>
      <text:p text:style-name="P4"/>
      <text:p text:style-name="P2">zad 1</text:p>
      <text:p text:style-name="P3">opis projektu - wstępny</text:p>
      <text:p text:style-name="P2"/>
      <text:p text:style-name="P1"/>
      <text:p text:style-name="P1">zajęcia wt: 10:30-12:00<text:line-break/>dr. Inż. Jan Rogowski</text:p>
      <text:p text:style-name="P1"/>
      <text:p text:style-name="P1"/>
      <text:p text:style-name="P1"/>
      <text:p text:style-name="P1">Aleksandra Lemiesz, 200267</text:p>
      <text:p text:style-name="P1">Krzysztof Dziembowski, <text:span text:style-name="T1">195578</text:span></text:p>
      <text:p text:style-name="P7"/>
      <text:p text:style-name="P1">Temat projektu: symulacja rakiety</text:p>
      <text:p text:style-name="P1"/>
      <text:p text:style-name="P1">Opis projektu: Symulacja lotu rakiety od momentu startu z powierzchni planety do momentu wlotu rakiety na orbitę. U<text:span text:style-name="T1">względniamy masę rakiety, ilość modułów z paliwem, masę poszczególnych modułów, masę planety, prędkość wylotu paliwa. Symulacja zostanie wykonana w silniku Unity. </text:span></text:p>
      <text:p text:style-name="P1"/>
      <text:p text:style-name="P1">Parametry zmienne w czasie: masa <text:span text:style-name="T2">rakiety i przyspieszenie grawitacyjne.</text:span></text:p>
      <text:p text:style-name="P1"/>
      <text:p text:style-name="P5">Typ silnika ciekły i stały. Rodzaj paliwa.</text:p>
      <text:p text:style-name="P5"/>
      <text:p text:style-name="P6">Czy wyleci czy nie?</text:p>
      <text:p text:style-name="P6">Czy rozpędzi się rakieta z gęste<text:span text:style-name="T3">j</text:span> planety?</text:p>
      <text:p text:style-name="P1"/>
      <text:p text:style-name="P1">Środowisko pracy: Unity i <text:span text:style-name="T1">C</text:span>#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2:16:41.168000000</meta:creation-date>
    <dc:date>2017-10-10T12:38:25.932000000</dc:date>
    <meta:editing-duration>PT21M49S</meta:editing-duration>
    <meta:editing-cycles>5</meta:editing-cycles>
    <meta:generator>LibreOffice/5.4.1.2$Windows_x86 LibreOffice_project/ea7cb86e6eeb2bf3a5af73a8f7777ac570321527</meta:generator>
    <meta:document-statistic meta:table-count="0" meta:image-count="0" meta:object-count="0" meta:page-count="2" meta:paragraph-count="13" meta:word-count="97" meta:character-count="689" meta:non-whitespace-character-count="604"/>
  </office:meta>
</office:document-meta>
</file>